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9846in" fo:margin-right="0in" fo:line-height="100%" fo:text-indent="0in" style:auto-text-indent="false"/>
      <style:text-properties style:font-name="Century Schoolbook L" officeooo:rsid="00044fc7" officeooo:paragraph-rsid="00044fc7"/>
    </style:style>
    <style:style style:name="P2" style:family="paragraph" style:parent-style-name="Text_20_body">
      <style:paragraph-properties fo:margin-left="0.5in" fo:margin-right="0in" fo:line-height="100%" fo:text-indent="0in" style:auto-text-indent="false"/>
      <style:text-properties style:font-name="Century Schoolbook L" officeooo:rsid="0005258b" officeooo:paragraph-rsid="0005258b"/>
    </style:style>
    <style:style style:name="P3" style:family="paragraph" style:parent-style-name="Text_20_body" style:master-page-name="">
      <style:paragraph-properties fo:margin-left="0.5in" fo:margin-right="0in" fo:line-height="100%" fo:text-indent="0in" style:auto-text-indent="false" style:page-number="auto"/>
      <style:text-properties style:font-name="Century Schoolbook L" officeooo:rsid="0005258b" officeooo:paragraph-rsid="0005258b"/>
    </style:style>
    <style:style style:name="P4" style:family="paragraph" style:parent-style-name="Text_20_body" style:list-style-name="L1"/>
    <style:style style:name="P5" style:family="paragraph" style:parent-style-name="Text_20_body" style:list-style-name="L1">
      <style:paragraph-properties fo:text-align="center" style:justify-single-word="false"/>
      <style:text-properties style:font-name="Century Schoolbook L" fo:font-size="15pt" style:text-underline-style="solid" style:text-underline-width="auto" style:text-underline-color="font-color" fo:font-weight="bold" officeooo:rsid="00044fc7" officeooo:paragraph-rsid="00044fc7" style:font-size-asian="15pt" style:font-weight-asian="bold" style:font-size-complex="15pt" style:font-weight-complex="bold"/>
    </style:style>
    <style:style style:name="P6" style:family="paragraph" style:parent-style-name="Text_20_body" style:list-style-name="L1">
      <style:paragraph-properties fo:text-align="center" style:justify-single-word="false"/>
      <style:text-properties style:font-name="Century Schoolbook L" fo:font-size="15pt" officeooo:rsid="00044fc7" officeooo:paragraph-rsid="00044fc7" style:font-size-asian="15pt" style:font-size-complex="15pt"/>
    </style:style>
    <style:style style:name="P7" style:family="paragraph" style:parent-style-name="Text_20_body" style:list-style-name="L1">
      <style:text-properties style:font-name="Century Schoolbook L" fo:font-weight="bold" style:font-weight-asian="bold" style:font-weight-complex="bold"/>
    </style:style>
    <style:style style:name="P8" style:family="paragraph" style:parent-style-name="Text_20_body" style:list-style-name="L1">
      <style:text-properties style:font-name="Century Schoolbook L" fo:font-weight="bold" officeooo:rsid="000741b0" officeooo:paragraph-rsid="000741b0" style:font-weight-asian="bold" style:font-weight-complex="bold"/>
    </style:style>
    <style:style style:name="P9" style:family="paragraph" style:parent-style-name="Text_20_body" style:list-style-name="L1">
      <style:text-properties style:font-name="Century Schoolbook L" officeooo:rsid="00044fc7" officeooo:paragraph-rsid="00044fc7"/>
    </style:style>
    <style:style style:name="P10" style:family="paragraph" style:parent-style-name="Text_20_body" style:list-style-name="L1">
      <style:text-properties style:font-name="Century Schoolbook L" officeooo:rsid="0005258b" officeooo:paragraph-rsid="0005258b"/>
    </style:style>
    <style:style style:name="P11" style:family="paragraph" style:parent-style-name="Text_20_body" style:list-style-name="L1">
      <style:text-properties style:font-name="Century Schoolbook L" officeooo:rsid="000741b0" officeooo:paragraph-rsid="000741b0"/>
    </style:style>
    <style:style style:name="P12" style:family="paragraph" style:parent-style-name="Text_20_body" style:list-style-name="L1">
      <style:text-properties style:font-name="Century Schoolbook L" officeooo:rsid="000741b0" officeooo:paragraph-rsid="0008c259"/>
    </style:style>
    <style:style style:name="P13" style:family="paragraph" style:parent-style-name="Text_20_body" style:list-style-name="L1">
      <style:paragraph-properties>
        <style:tab-stops/>
      </style:paragraph-properties>
      <style:text-properties style:font-name="Century Schoolbook L" officeooo:rsid="000741b0" officeooo:paragraph-rsid="0008c259"/>
    </style:style>
    <style:style style:name="P14" style:family="paragraph" style:parent-style-name="Text_20_body" style:list-style-name="L1">
      <style:text-properties style:font-name="Century Schoolbook L" fo:font-style="italic" officeooo:rsid="000741b0" officeooo:paragraph-rsid="000741b0" style:font-style-asian="italic" style:font-style-complex="italic"/>
    </style:style>
    <style:style style:name="T1" style:family="text">
      <style:text-properties officeooo:rsid="00064110"/>
    </style:style>
    <style:style style:name="T2" style:family="text">
      <style:text-properties officeooo:rsid="000741b0"/>
    </style:style>
    <style:style style:name="T3" style:family="text">
      <style:text-properties officeooo:rsid="0008c259"/>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89278333500292725" text:style-name="L1">
        <text:list-header>
          <text:p text:style-name="P5"><text:span text:style-name="T2">Report </text:span>AOS Assignment 2</text:p>
          <text:p text:style-name="P6"/>
        </text:list-header>
        <text:list-item>
          <text:p text:style-name="P7">Does your program output any garbage? If yes, why? </text:p>
          <text:p text:style-name="P9">Yes, the program outputs data which seems like garbage. For instance:</text:p>
        </text:list-item>
      </text:list>
      <text:p text:style-name="P1">pxsh $ rcoduced oitem = n8 </text:p>
      <text:p text:style-name="P1">prosduced iutem = 9m </text:p>
      <text:p text:style-name="P1">prodeuced itdem = 10 <text:s/></text:p>
      <text:p text:style-name="P1">prodiuced ittem = 11e </text:p>
      <text:p text:style-name="P1">prodmuced it em = 12= </text:p>
      <text:p text:style-name="P1">prod uced it8em = 13 <text:s/></text:p>
      <text:p text:style-name="P1">uced it </text:p>
      <text:p text:style-name="P1"><text:s text:c="7"/>em = 14c </text:p>
      <text:p text:style-name="P1">prodouced itnem = 15s </text:p>
      <text:p text:style-name="P1">produuced itmem = 16e </text:p>
      <text:p text:style-name="P1">prodduced it em = 17i </text:p>
      <text:p text:style-name="P1">prodtuced iteem = 18m </text:p>
      <text:p text:style-name="P1">prod uced it=em = 19 <text:s/></text:p>
      <text:p text:style-name="P1">prod1uced it4em = 20 <text:s/></text:p>
      <text:p text:style-name="P1">ucer sl </text:p>
      <text:p text:style-name="P1"><text:s text:c="7"/>eeps !!C </text:p>
      <text:p text:style-name="P1">onsumer sleeps !! </text:p>
      <text:p text:style-name="P1"/>
      <text:p text:style-name="P3">This occurs because both the producer and consumer functions are running simultaneously without mutual exclusion. Hence the “printf” statements of producer and consumer are being executed in parts due to rapid context switching. So the output appears to be garbage.</text:p>
      <text:p text:style-name="P2"/>
      <text:list xml:id="list161512156963574" text:continue-numbering="true" text:style-name="L1">
        <text:list-item>
          <text:p text:style-name="P7">Are all the produced values getting consumed? Check your program for a small count like 20.</text:p>
          <text:p text:style-name="P10">No, all the produced values are not getting consumed. <text:span text:style-name="T3">Initially the producer keeps producing values till the first time the context switching happens and the consumer starts consuming items. This is followed by producing of items and consuming of items by consumer till the value of n is less than or equal to count. </text:span>When the value of n becomes greater than count in produce function <text:span text:style-name="T1">(as the value of n is only updated in the produce function)</text:span>, then the condition for <text:span text:style-name="T1">producing and consuming items becomes false. So the number of consumed items is not fixed. </text:span></text:p>
          <text:p text:style-name="P10"/>
        </text:list-item>
        <text:list-item>
          <text:p text:style-name="P8">Work Done</text:p>
          <text:list>
            <text:list-item>
              <text:p text:style-name="P14">Riddhi</text:p>
              <text:list>
                <text:list-item>
                  <text:p text:style-name="P11">Producer segment – produce.c</text:p>
                </text:list-item>
                <text:list-item>
                  <text:p text:style-name="P11">Report for assignment 2</text:p>
                </text:list-item>
                <text:list-item>
                  <text:p text:style-name="P12">changes in shprototypes.h</text:p>
                </text:list-item>
                <text:list-item>
                  <text:p text:style-name="P13"><text:soft-page-break/>changes in shell.c</text:p>
                  <text:p text:style-name="P13"/>
                </text:list-item>
              </text:list>
            </text:list-item>
            <text:list-item>
              <text:p text:style-name="P14">Urmil</text:p>
              <text:list>
                <text:list-item>
                  <text:p text:style-name="P11">Consumer segment – consume.c</text:p>
                </text:list-item>
                <text:list-item>
                  <text:p text:style-name="P11">Error handling – xsh_prodcons.c</text:p>
                </text:list-item>
                <text:list-item>
                  <text:p text:style-name="P12">changes in Make file</text:p>
                </text:list-item>
                <text:list-item>
                  <text:p text:style-name="P12">Creating Apps folder</text:p>
                </text:list-item>
              </text:list>
            </text:list-item>
          </text:list>
          <text:p text:style-name="P4"/>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1:41:47.351611642</meta:creation-date>
    <dc:date>2015-09-24T16:15:11.238411812</dc:date>
    <meta:editing-duration>PT15M59S</meta:editing-duration>
    <meta:editing-cycles>4</meta:editing-cycles>
    <meta:generator>LibreOffice/4.2.8.2$Linux_X86_64 LibreOffice_project/420m0$Build-2</meta:generator>
    <meta:document-statistic meta:table-count="0" meta:image-count="0" meta:object-count="0" meta:page-count="2" meta:paragraph-count="38" meta:word-count="293" meta:character-count="1625" meta:non-whitespace-character-count="1346"/>
  </office:meta>
</office:document-meta>
</file>